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0_08-33-55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0_10-15-58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0_13-43-53_000.jpg</text:p>
          </table:table-cell>
          <table:table-cell table:style-name="ce20" office:value-type="string">
            <text:p>:m RES 1*1 / free# JVEMV6 37#23_15 / 37. miscs of miscs / 23. CO2 / CO2-split;methods;Cu(n)O</text:p>
          </table:table-cell>
          <table:table-cell table:style-name="ce31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4]=&quot;&quot;;[.C4];CONCATENATE([.C4];&quot; / &quot;;[.E4]))" office:value-type="string" office:string-value=":m RES 1*1 / free# JVEMV6 37#23_15 / 37. miscs of miscs / 23. CO2 / CO2-split;methods;Cu(n)O">
            <text:p>:m RES 1*1 / free# JVEMV6 37#23_15 / 37. miscs of miscs / 23. CO2 / CO2-split;methods;Cu(n)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0_19-04-38_000.jpg</text:p>
          </table:table-cell>
          <table:table-cell table:style-name="ce20" office:value-type="string">
            <text:p>:m music / log / rc / || s.1:f-N,swing+,k.E,score+ || s.2:f-N,prev-R.2,k.E,time=3/4,score+</text:p>
          </table:table-cell>
          <table:table-cell table:style-name="ce23"/>
          <table:table-cell table:style-name="ce3"/>
          <table:table-cell table:style-name="ce3"/>
          <table:table-cell table:style-name="ce32" table:formula="of:=IF([.E5]=&quot;&quot;;[.C5];CONCATENATE([.C5];&quot; / &quot;;[.E5]))" office:value-type="string" office:string-value=":m music / log / rc / || s.1:f-N,swing+,k.E,score+ || s.2:f-N,prev-R.2,k.E,time=3/4,score+">
            <text:p>:m music / log / rc / || s.1:f-N,swing+,k.E,score+ || s.2:f-N,prev-R.2,k.E,time=3/4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0_20-55-48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0_22-44-07_000.jpg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1_04-08-13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1_04-50-43_000.jpg</text:p>
          </table:table-cell>
          <table:table-cell table:style-name="ce20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1_05-31-20_000.jpg</text:p>
          </table:table-cell>
          <table:table-cell table:style-name="ce20" office:value-type="string">
            <text:p>:m 東和 PHOTO / 200511m / 日吉駅 / 箕輪町計画I敷地 / １名 / 経塚工業（三井住友建設） / 出発時間 / N-35-35-28.463745 E-139-34-49.489746</text:p>
          </table:table-cell>
          <table:table-cell table:style-name="ce15"/>
          <table:table-cell table:style-name="ce3" table:formula="of:=[.F10]" office:value-type="string" office:string-value="N-35-35-28.463745 E-139-34-49.489746">
            <text:p>N-35-35-28.463745 E-139-34-49.489746</text:p>
          </table:table-cell>
          <table:table-cell table:style-name="ce3" office:value-type="string">
            <text:p>N-35-35-28.463745 E-139-34-49.489746</text:p>
          </table:table-cell>
          <table:table-cell table:style-name="ce32" table:formula="of:=IF([.E10]=&quot;&quot;;[.C10];CONCATENATE([.C10];&quot; / &quot;;[.E10]))" office:value-type="string" office:string-value=":m 東和 PHOTO / 200511m / 日吉駅 / 箕輪町計画I敷地 / １名 / 経塚工業（三井住友建設） / 出発時間 / N-35-35-28.463745 E-139-34-49.489746 / N-35-35-28.463745 E-139-34-49.489746">
            <text:p>:m 東和 PHOTO / 200511m / 日吉駅 / 箕輪町計画I敷地 / １名 / 経塚工業（三井住友建設） / 出発時間 / N-35-35-28.463745 E-139-34-49.489746 / N-35-35-28.463745 E-139-34-49.48974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1_05-46-22_000.jpg</text:p>
          </table:table-cell>
          <table:table-cell table:style-name="ce20" office:value-type="string">
            <text:p>:PHOTO 記録しておきたいもの / @宮前平駅、北口周辺 / 景色 / N-35-35-6.230163 E-139-34-53.719482</text:p>
          </table:table-cell>
          <table:table-cell table:style-name="ce16"/>
          <table:table-cell table:style-name="ce3" table:formula="of:=[.F11]" office:value-type="string" office:string-value="N-35-35-6.230163 E-139-34-53.719482">
            <text:p>N-35-35-6.230163 E-139-34-53.719482</text:p>
          </table:table-cell>
          <table:table-cell table:style-name="ce3" office:value-type="string">
            <text:p>N-35-35-6.230163 E-139-34-53.719482</text:p>
          </table:table-cell>
          <table:table-cell table:style-name="ce32" table:formula="of:=IF([.E11]=&quot;&quot;;[.C11];CONCATENATE([.C11];&quot; / &quot;;[.E11]))" office:value-type="string" office:string-value=":PHOTO 記録しておきたいもの / @宮前平駅、北口周辺 / 景色 / N-35-35-6.230163 E-139-34-53.719482 / N-35-35-6.230163 E-139-34-53.719482">
            <text:p>:PHOTO 記録しておきたいもの / @宮前平駅、北口周辺 / 景色 / N-35-35-6.230163 E-139-34-53.719482 / N-35-35-6.230163 E-139-34-53.719482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1_05-46-26_000.jpg</text:p>
          </table:table-cell>
          <table:table-cell table:style-name="ce20" office:value-type="string">
            <text:p>:PHOTO 記録しておきたいもの / @宮前平駅、北口周辺 / 景色 / N-35-35-6.230163 E-139-34-53.719482</text:p>
          </table:table-cell>
          <table:table-cell table:style-name="ce17"/>
          <table:table-cell table:style-name="ce3" table:formula="of:=[.F12]" office:value-type="string" office:string-value="N-35-35-6.230163 E-139-34-53.719482">
            <text:p>N-35-35-6.230163 E-139-34-53.719482</text:p>
          </table:table-cell>
          <table:table-cell table:style-name="ce3" office:value-type="string">
            <text:p>N-35-35-6.230163 E-139-34-53.719482</text:p>
          </table:table-cell>
          <table:table-cell table:style-name="ce32" table:formula="of:=IF([.E12]=&quot;&quot;;[.C12];CONCATENATE([.C12];&quot; / &quot;;[.E12]))" office:value-type="string" office:string-value=":PHOTO 記録しておきたいもの / @宮前平駅、北口周辺 / 景色 / N-35-35-6.230163 E-139-34-53.719482 / N-35-35-6.230163 E-139-34-53.719482">
            <text:p>:PHOTO 記録しておきたいもの / @宮前平駅、北口周辺 / 景色 / N-35-35-6.230163 E-139-34-53.719482 / N-35-35-6.230163 E-139-34-53.7194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1_05-46-27_000.jpg</text:p>
          </table:table-cell>
          <table:table-cell table:style-name="ce20" office:value-type="string">
            <text:p>:PHOTO 記録しておきたいもの / @宮前平駅、北口周辺 / 景色 / N-35-35-6.230163 E-139-34-53.719482</text:p>
          </table:table-cell>
          <table:table-cell table:style-name="ce17"/>
          <table:table-cell table:style-name="ce3" table:formula="of:=[.F13]" office:value-type="string" office:string-value="N-35-35-6.230163 E-139-34-53.719482">
            <text:p>N-35-35-6.230163 E-139-34-53.719482</text:p>
          </table:table-cell>
          <table:table-cell table:style-name="ce3" office:value-type="string">
            <text:p>N-35-35-6.230163 E-139-34-53.719482</text:p>
          </table:table-cell>
          <table:table-cell table:style-name="ce32" table:formula="of:=IF([.E13]=&quot;&quot;;[.C13];CONCATENATE([.C13];&quot; / &quot;;[.E13]))" office:value-type="string" office:string-value=":PHOTO 記録しておきたいもの / @宮前平駅、北口周辺 / 景色 / N-35-35-6.230163 E-139-34-53.719482 / N-35-35-6.230163 E-139-34-53.719482">
            <text:p>:PHOTO 記録しておきたいもの / @宮前平駅、北口周辺 / 景色 / N-35-35-6.230163 E-139-34-53.719482 / N-35-35-6.230163 E-139-34-53.7194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1_05-46-29_000.jpg</text:p>
          </table:table-cell>
          <table:table-cell table:style-name="ce20" office:value-type="string">
            <text:p>:PHOTO 記録しておきたいもの / @宮前平駅、北口周辺 / 景色 / N-35-35-6.230163 E-139-34-53.719482</text:p>
          </table:table-cell>
          <table:table-cell table:style-name="ce6"/>
          <table:table-cell table:style-name="ce3" table:formula="of:=[.F14]" office:value-type="string" office:string-value="N-35-35-6.230163 E-139-34-53.719482">
            <text:p>N-35-35-6.230163 E-139-34-53.719482</text:p>
          </table:table-cell>
          <table:table-cell table:style-name="ce3" office:value-type="string">
            <text:p>N-35-35-6.230163 E-139-34-53.719482</text:p>
          </table:table-cell>
          <table:table-cell table:style-name="ce32" table:formula="of:=IF([.E14]=&quot;&quot;;[.C14];CONCATENATE([.C14];&quot; / &quot;;[.E14]))" office:value-type="string" office:string-value=":PHOTO 記録しておきたいもの / @宮前平駅、北口周辺 / 景色 / N-35-35-6.230163 E-139-34-53.719482 / N-35-35-6.230163 E-139-34-53.719482">
            <text:p>:PHOTO 記録しておきたいもの / @宮前平駅、北口周辺 / 景色 / N-35-35-6.230163 E-139-34-53.719482 / N-35-35-6.230163 E-139-34-53.7194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11_07-13-18_000.jpg</text:p>
          </table:table-cell>
          <table:table-cell table:style-name="ce6" office:value-type="string">
            <text:p>:PHOTO 記録しておきたいもの / @日吉駅、東和現場、トイレ / 掲示物、トイレの扉 / N-35-32-39.246826 E-139-38-41.520996</text:p>
          </table:table-cell>
          <table:table-cell table:style-name="ce15"/>
          <table:table-cell table:style-name="ce3" table:formula="of:=[.F15]" office:value-type="string" office:string-value="N-35-32-39.246826 E-139-38-41.520996">
            <text:p>N-35-32-39.246826 E-139-38-41.520996</text:p>
          </table:table-cell>
          <table:table-cell table:style-name="ce3" office:value-type="string">
            <text:p>N-35-32-39.246826 E-139-38-41.520996</text:p>
          </table:table-cell>
          <table:table-cell table:style-name="ce32" table:formula="of:=IF([.E15]=&quot;&quot;;[.C15];CONCATENATE([.C15];&quot; / &quot;;[.E15]))" office:value-type="string" office:string-value=":PHOTO 記録しておきたいもの / @日吉駅、東和現場、トイレ / 掲示物、トイレの扉 / N-35-32-39.246826 E-139-38-41.520996 / N-35-32-39.246826 E-139-38-41.520996">
            <text:p>:PHOTO 記録しておきたいもの / @日吉駅、東和現場、トイレ / 掲示物、トイレの扉 / N-35-32-39.246826 E-139-38-41.520996 / N-35-32-39.246826 E-139-38-41.52099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11_07-14-53_000.jpg</text:p>
          </table:table-cell>
          <table:table-cell table:style-name="ce6" office:value-type="string">
            <text:p>:m 東和 PHOTO / 200511m / 日吉駅 / 箕輪町計画I敷地 / １名 / 経塚工業（三井住友建設） / 現場状況 / N-35-32-39.603881 E-139-38-40.532226</text:p>
          </table:table-cell>
          <table:table-cell table:style-name="ce15"/>
          <table:table-cell table:style-name="ce3" table:formula="of:=[.F16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6]=&quot;&quot;;[.C16];CONCATENATE([.C16];&quot; / &quot;;[.E16]))" office:value-type="string" office:string-value=":m 東和 PHOTO / 200511m / 日吉駅 / 箕輪町計画I敷地 / １名 / 経塚工業（三井住友建設） / 現場状況 / N-35-32-39.603881 E-139-38-40.532226 / N-35-32-39.603881 E-139-38-40.532226">
            <text:p>:m 東和 PHOTO / 200511m / 日吉駅 / 箕輪町計画I敷地 / １名 / 経塚工業（三井住友建設） / 現場状況 / N-35-32-39.603881 E-139-38-40.532226 / N-35-32-39.603881 E-139-38-40.53222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11_07-15-02_000.jpg</text:p>
          </table:table-cell>
          <table:table-cell table:style-name="ce6" office:value-type="string">
            <text:p>:m 東和 PHOTO / 200511m / 日吉駅 / 箕輪町計画I敷地 / １名 / 経塚工業（三井住友建設） / 現場状況 / N-35-32-39.603881 E-139-38-40.532226</text:p>
          </table:table-cell>
          <table:table-cell table:style-name="ce15"/>
          <table:table-cell table:style-name="ce3" table:formula="of:=[.F17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7]=&quot;&quot;;[.C17];CONCATENATE([.C17];&quot; / &quot;;[.E17]))" office:value-type="string" office:string-value=":m 東和 PHOTO / 200511m / 日吉駅 / 箕輪町計画I敷地 / １名 / 経塚工業（三井住友建設） / 現場状況 / N-35-32-39.603881 E-139-38-40.532226 / N-35-32-39.603881 E-139-38-40.532226">
            <text:p>:m 東和 PHOTO / 200511m / 日吉駅 / 箕輪町計画I敷地 / １名 / 経塚工業（三井住友建設） / 現場状況 / N-35-32-39.603881 E-139-38-40.532226 / N-35-32-39.603881 E-139-38-40.53222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11_07-15-05_000.jpg</text:p>
          </table:table-cell>
          <table:table-cell table:style-name="ce6" office:value-type="string">
            <text:p>:m 東和 PHOTO / 200511m / 日吉駅 / 箕輪町計画I敷地 / １名 / 経塚工業（三井住友建設） / 現場状況 / N-35-32-39.603881 E-139-38-40.532226</text:p>
          </table:table-cell>
          <table:table-cell table:style-name="ce16"/>
          <table:table-cell table:style-name="ce3" table:formula="of:=[.F18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8]=&quot;&quot;;[.C18];CONCATENATE([.C18];&quot; / &quot;;[.E18]))" office:value-type="string" office:string-value=":m 東和 PHOTO / 200511m / 日吉駅 / 箕輪町計画I敷地 / １名 / 経塚工業（三井住友建設） / 現場状況 / N-35-32-39.603881 E-139-38-40.532226 / N-35-32-39.603881 E-139-38-40.532226">
            <text:p>:m 東和 PHOTO / 200511m / 日吉駅 / 箕輪町計画I敷地 / １名 / 経塚工業（三井住友建設） / 現場状況 / N-35-32-39.603881 E-139-38-40.532226 / N-35-32-39.603881 E-139-38-40.53222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5-11_16-45-00_000.jpg</text:p>
          </table:table-cell>
          <table:table-cell table:style-name="ce6" office:value-type="string">
            <text:p>JVEMV6 52#2 / 52. 自然観察 / 2. grass / field_photos / 雑草、草本、花 / @カボス、東南角 / 草、葉 / N-35-35-24.38507 E-139-34-49.270019</text:p>
          </table:table-cell>
          <table:table-cell table:style-name="ce17"/>
          <table:table-cell table:style-name="ce3" table:formula="of:=[.F19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19]=&quot;&quot;;[.C19];CONCATENATE([.C19];&quot; / &quot;;[.E19]))" office:value-type="string" office:string-value="JVEMV6 52#2 / 52. 自然観察 / 2. grass / field_photos / 雑草、草本、花 / @カボス、東南角 / 草、葉 / N-35-35-24.38507 E-139-34-49.270019 / N-35-35-24.38507 E-139-34-49.270019">
            <text:p>JVEMV6 52#2 / 52. 自然観察 / 2. grass / field_photos / 雑草、草本、花 / @カボス、東南角 / 草、葉 / N-35-35-24.38507 E-139-34-49.270019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5-11_16-45-13_000.jpg</text:p>
          </table:table-cell>
          <table:table-cell table:style-name="ce6" office:value-type="string">
            <text:p>JVEMV6 52#2 / 52. 自然観察 / 2. grass / field_photos / 雑草、草本、花 / @カボス、東南角 / 草、葉 / N-35-35-24.38507 E-139-34-49.270019</text:p>
          </table:table-cell>
          <table:table-cell table:style-name="ce15"/>
          <table:table-cell table:style-name="ce3" table:formula="of:=[.F20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0]=&quot;&quot;;[.C20];CONCATENATE([.C20];&quot; / &quot;;[.E20]))" office:value-type="string" office:string-value="JVEMV6 52#2 / 52. 自然観察 / 2. grass / field_photos / 雑草、草本、花 / @カボス、東南角 / 草、葉 / N-35-35-24.38507 E-139-34-49.270019 / N-35-35-24.38507 E-139-34-49.270019">
            <text:p>JVEMV6 52#2 / 52. 自然観察 / 2. grass / field_photos / 雑草、草本、花 / @カボス、東南角 / 草、葉 / N-35-35-24.38507 E-139-34-49.270019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5-11_16-45-28_000.jpg</text:p>
          </table:table-cell>
          <table:table-cell table:style-name="ce6" office:value-type="string">
            <text:p>JVEMV6 52#2 / 52. 自然観察 / 2. grass / field_photos / 雑草、草本、花 / @カボス、東南角 / 草、葉 / N-35-35-24.38507 E-139-34-49.270019</text:p>
          </table:table-cell>
          <table:table-cell table:style-name="ce16"/>
          <table:table-cell table:style-name="ce3" table:formula="of:=[.F21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1]=&quot;&quot;;[.C21];CONCATENATE([.C21];&quot; / &quot;;[.E21]))" office:value-type="string" office:string-value="JVEMV6 52#2 / 52. 自然観察 / 2. grass / field_photos / 雑草、草本、花 / @カボス、東南角 / 草、葉 / N-35-35-24.38507 E-139-34-49.270019 / N-35-35-24.38507 E-139-34-49.270019">
            <text:p>JVEMV6 52#2 / 52. 自然観察 / 2. grass / field_photos / 雑草、草本、花 / @カボス、東南角 / 草、葉 / N-35-35-24.38507 E-139-34-49.270019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5-11_16-45-39_000.jpg</text:p>
          </table:table-cell>
          <table:table-cell table:style-name="ce6" office:value-type="string">
            <text:p>JVEMV6 52#2 / 52. 自然観察 / 2. grass / field_photos / 雑草、草本、花 / @カボス、東南角 / 草、葉 / N-35-35-24.563598 E-139-34-49.215087</text:p>
          </table:table-cell>
          <table:table-cell table:style-name="ce17"/>
          <table:table-cell table:style-name="ce3" table:formula="of:=[.F22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2]=&quot;&quot;;[.C22];CONCATENATE([.C22];&quot; / &quot;;[.E22]))" office:value-type="string" office:string-value="JVEMV6 52#2 / 52. 自然観察 / 2. grass / field_photos / 雑草、草本、花 / @カボス、東南角 / 草、葉 / N-35-35-24.563598 E-139-34-49.215087 / N-35-35-24.563598 E-139-34-49.215087">
            <text:p>JVEMV6 52#2 / 52. 自然観察 / 2. grass / field_photos / 雑草、草本、花 / @カボス、東南角 / 草、葉 / N-35-35-24.563598 E-139-34-49.215087 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5-11_16-45-52_000.jpg</text:p>
          </table:table-cell>
          <table:table-cell table:style-name="ce6" office:value-type="string">
            <text:p>JVEMV6 52#2 / 52. 自然観察 / 2. grass / field_photos / 雑草、草本、花 / @カボス、東南角 / 草、葉 / N-35-35-24.563598 E-139-34-49.215087</text:p>
          </table:table-cell>
          <table:table-cell table:style-name="ce14"/>
          <table:table-cell table:style-name="ce3" table:formula="of:=[.F23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3]=&quot;&quot;;[.C23];CONCATENATE([.C23];&quot; / &quot;;[.E23]))" office:value-type="string" office:string-value="JVEMV6 52#2 / 52. 自然観察 / 2. grass / field_photos / 雑草、草本、花 / @カボス、東南角 / 草、葉 / N-35-35-24.563598 E-139-34-49.215087 / N-35-35-24.563598 E-139-34-49.215087">
            <text:p>JVEMV6 52#2 / 52. 自然観察 / 2. grass / field_photos / 雑草、草本、花 / @カボス、東南角 / 草、葉 / N-35-35-24.563598 E-139-34-49.215087 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5-11_16-47-30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499938 E-139-34-48.610839</text:p>
          </table:table-cell>
          <table:table-cell table:style-name="ce3"/>
          <table:table-cell table:style-name="ce3" table:formula="of:=[.F24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4]=&quot;&quot;;[.C24];CONCATENATE([.C24];&quot; / &quot;;[.E24]))" office:value-type="string" office:string-value="JVEMV6 52#2 / 52. 自然観察 / 2. grass / field_photos / 雑草、草本、花 / @カボス、東南角 / 花、小さい / N-35-35-26.499938 E-139-34-48.610839 / N-35-35-26.499938 E-139-34-48.610839">
            <text:p>JVEMV6 52#2 / 52. 自然観察 / 2. grass / field_photos / 雑草、草本、花 / @カボス、東南角 / 花、小さい / N-35-35-26.499938 E-139-34-48.610839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5-11_16-47-43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499938 E-139-34-48.610839</text:p>
          </table:table-cell>
          <table:table-cell table:style-name="ce3"/>
          <table:table-cell table:style-name="ce3" table:formula="of:=[.F25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5]=&quot;&quot;;[.C25];CONCATENATE([.C25];&quot; / &quot;;[.E25]))" office:value-type="string" office:string-value="JVEMV6 52#2 / 52. 自然観察 / 2. grass / field_photos / 雑草、草本、花 / @カボス、東南角 / 花、小さい / N-35-35-26.499938 E-139-34-48.610839 / N-35-35-26.499938 E-139-34-48.610839">
            <text:p>JVEMV6 52#2 / 52. 自然観察 / 2. grass / field_photos / 雑草、草本、花 / @カボス、東南角 / 花、小さい / N-35-35-26.499938 E-139-34-48.610839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5-11_16-47-45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499938 E-139-34-48.610839</text:p>
          </table:table-cell>
          <table:table-cell table:style-name="ce16"/>
          <table:table-cell table:style-name="ce3" table:formula="of:=[.F26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6]=&quot;&quot;;[.C26];CONCATENATE([.C26];&quot; / &quot;;[.E26]))" office:value-type="string" office:string-value="JVEMV6 52#2 / 52. 自然観察 / 2. grass / field_photos / 雑草、草本、花 / @カボス、東南角 / 花、小さい / N-35-35-26.499938 E-139-34-48.610839 / N-35-35-26.499938 E-139-34-48.610839">
            <text:p>JVEMV6 52#2 / 52. 自然観察 / 2. grass / field_photos / 雑草、草本、花 / @カボス、東南角 / 花、小さい / N-35-35-26.499938 E-139-34-48.610839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5-11_16-47-49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499938 E-139-34-48.610839</text:p>
          </table:table-cell>
          <table:table-cell table:style-name="ce17"/>
          <table:table-cell table:style-name="ce3" table:formula="of:=[.F27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7]=&quot;&quot;;[.C27];CONCATENATE([.C27];&quot; / &quot;;[.E27]))" office:value-type="string" office:string-value="JVEMV6 52#2 / 52. 自然観察 / 2. grass / field_photos / 雑草、草本、花 / @カボス、東南角 / 花、小さい / N-35-35-26.499938 E-139-34-48.610839 / N-35-35-26.499938 E-139-34-48.610839">
            <text:p>JVEMV6 52#2 / 52. 自然観察 / 2. grass / field_photos / 雑草、草本、花 / @カボス、東南角 / 花、小さい / N-35-35-26.499938 E-139-34-48.610839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5-11_16-48-10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499938 E-139-34-48.610839</text:p>
          </table:table-cell>
          <table:table-cell table:style-name="ce16"/>
          <table:table-cell table:style-name="ce3" table:formula="of:=[.F28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8]=&quot;&quot;;[.C28];CONCATENATE([.C28];&quot; / &quot;;[.E28]))" office:value-type="string" office:string-value="JVEMV6 52#2 / 52. 自然観察 / 2. grass / field_photos / 雑草、草本、花 / @カボス、東南角 / 花、小さい / N-35-35-26.499938 E-139-34-48.610839 / N-35-35-26.499938 E-139-34-48.610839">
            <text:p>JVEMV6 52#2 / 52. 自然観察 / 2. grass / field_photos / 雑草、草本、花 / @カボス、東南角 / 花、小さい / N-35-35-26.499938 E-139-34-48.610839 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5-11_16-48-44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348876 E-139-34-48.665771</text:p>
          </table:table-cell>
          <table:table-cell table:style-name="ce6"/>
          <table:table-cell table:style-name="ce3" table:formula="of:=[.F29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29]=&quot;&quot;;[.C29];CONCATENATE([.C29];&quot; / &quot;;[.E29]))" office:value-type="string" office:string-value="JVEMV6 52#2 / 52. 自然観察 / 2. grass / field_photos / 雑草、草本、花 / @カボス、東南角 / 花、小さい / N-35-35-26.348876 E-139-34-48.665771 / N-35-35-26.348876 E-139-34-48.665771">
            <text:p>JVEMV6 52#2 / 52. 自然観察 / 2. grass / field_photos / 雑草、草本、花 / @カボス、東南角 / 花、小さい / N-35-35-26.348876 E-139-34-48.665771 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5-11_16-49-01_000.jpg</text:p>
          </table:table-cell>
          <table:table-cell table:style-name="ce6" office:value-type="string">
            <text:p>JVEMV6 52#2 / 52. 自然観察 / 2. grass / field_photos / 雑草、草本、花 / @カボス、東南角 / 花、小さい / N-35-35-26.348876 E-139-34-48.665771</text:p>
          </table:table-cell>
          <table:table-cell table:style-name="ce15"/>
          <table:table-cell table:style-name="ce3" table:formula="of:=[.F30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30]=&quot;&quot;;[.C30];CONCATENATE([.C30];&quot; / &quot;;[.E30]))" office:value-type="string" office:string-value="JVEMV6 52#2 / 52. 自然観察 / 2. grass / field_photos / 雑草、草本、花 / @カボス、東南角 / 花、小さい / N-35-35-26.348876 E-139-34-48.665771 / N-35-35-26.348876 E-139-34-48.665771">
            <text:p>JVEMV6 52#2 / 52. 自然観察 / 2. grass / field_photos / 雑草、草本、花 / @カボス、東南角 / 花、小さい / N-35-35-26.348876 E-139-34-48.665771 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5-11_17-23-46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31]=&quot;&quot;;[.C31];CONCATENATE([.C31];&quot; / &quot;;[.E31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5-11_17-41-19_000.jpg</text:p>
          </table:table-cell>
          <table:table-cell table:style-name="ce6" office:value-type="string">
            <text:p>:m 東和 PHOTO / 200511m / 日吉駅 / 箕輪町計画I敷地 / １名 / 経塚工業（三井住友建設） / 日報 / N-35-35-28.587341 E-139-34-49.270019</text:p>
          </table:table-cell>
          <table:table-cell table:style-name="ce17"/>
          <table:table-cell table:style-name="ce3" table:formula="of:=[.F32]" office:value-type="string" office:string-value="N-35-35-28.587341 E-139-34-49.270019">
            <text:p>N-35-35-28.587341 E-139-34-49.270019</text:p>
          </table:table-cell>
          <table:table-cell table:style-name="ce3" office:value-type="string">
            <text:p>N-35-35-28.587341 E-139-34-49.270019</text:p>
          </table:table-cell>
          <table:table-cell table:style-name="ce32" table:formula="of:=IF([.E32]=&quot;&quot;;[.C32];CONCATENATE([.C32];&quot; / &quot;;[.E32]))" office:value-type="string" office:string-value=":m 東和 PHOTO / 200511m / 日吉駅 / 箕輪町計画I敷地 / １名 / 経塚工業（三井住友建設） / 日報 / N-35-35-28.587341 E-139-34-49.270019 / N-35-35-28.587341 E-139-34-49.270019">
            <text:p>:m 東和 PHOTO / 200511m / 日吉駅 / 箕輪町計画I敷地 / １名 / 経塚工業（三井住友建設） / 日報 / N-35-35-28.587341 E-139-34-49.270019 / N-35-35-28.587341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5-11_18-55-57_000.jpg</text:p>
          </table:table-cell>
          <table:table-cell table:style-name="ce20" office:value-type="string">
            <text:p>:m RES 1*1 / free# JVEMV6 37#23_16 / 37. miscs of miscs / 23. CO2 / CO2-split;methods;nickel</text:p>
          </table:table-cell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3]=&quot;&quot;;[.C33];CONCATENATE([.C33];&quot; / &quot;;[.E33]))" office:value-type="string" office:string-value=":m RES 1*1 / free# JVEMV6 37#23_16 / 37. miscs of miscs / 23. CO2 / CO2-split;methods;nickel">
            <text:p>:m RES 1*1 / free# JVEMV6 37#23_16 / 37. miscs of miscs / 23. CO2 / CO2-split;methods;nickel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5-11_18-57-15_000.jpg</text:p>
          </table:table-cell>
          <table:table-cell table:style-name="ce6" office:value-type="string">
            <text:p>:m ワーク / @東和、帰宅後 / やることリスト steps</text:p>
          </table:table-cell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4]=&quot;&quot;;[.C34];CONCATENATE([.C34];&quot; / &quot;;[.E34]))" office:value-type="string" office:string-value=":m ワーク / @東和、帰宅後 / やることリスト steps">
            <text:p>:m ワーク / @東和、帰宅後 / やることリスト steps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5-11_18-57-15_001.jpg</text:p>
          </table:table-cell>
          <table:table-cell table:style-name="ce6" office:value-type="string">
            <text:p>:m ワーク / @東和、帰宅後 / やることリスト steps</text:p>
          </table:table-cell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5]=&quot;&quot;;[.C35];CONCATENATE([.C35];&quot; / &quot;;[.E35]))" office:value-type="string" office:string-value=":m ワーク / @東和、帰宅後 / やることリスト steps">
            <text:p>:m ワーク / @東和、帰宅後 / やることリスト steps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5-11_18-59-05_000.jpg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669738 E-139-34-49.215087</text:p>
          </table:table-cell>
          <table:table-cell table:style-name="ce32" table:formula="of:=IF([.E36]=&quot;&quot;;[.C36];CONCATENATE([.C36];&quot; / &quot;;[.E36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5-11_20-56-31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7]=&quot;&quot;;[.C37];CONCATENATE([.C37];&quot; / &quot;;[.E37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5-11_22-19-44_000.jpg</text:p>
          </table:table-cell>
          <table:table-cell table:style-name="ce6" office:value-type="string">
            <text:p>:PHOTO 記録 / @順の部屋 / 扇風機、設置態様</text:p>
          </table:table-cell>
          <table:table-cell table:style-name="ce3"/>
          <table:table-cell table:style-name="ce3"/>
          <table:table-cell table:style-name="ce3" office:value-type="string">
            <text:p>N-35-35-28.848266 E-139-34-49.050292</text:p>
          </table:table-cell>
          <table:table-cell table:style-name="ce32" table:formula="of:=IF([.E38]=&quot;&quot;;[.C38];CONCATENATE([.C38];&quot; / &quot;;[.E38]))" office:value-type="string" office:string-value=":PHOTO 記録 / @順の部屋 / 扇風機、設置態様">
            <text:p>:PHOTO 記録 / @順の部屋 / 扇風機、設置態様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5-11_22-44-01_000.jpg</text:p>
          </table:table-cell>
          <table:table-cell table:style-name="ce16" office:value-type="string">
            <text:p>:m :PHOTO 寝た時刻 / 2020</text:p>
          </table:table-cell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39]=&quot;&quot;;[.C39];CONCATENATE([.C39];&quot; / &quot;;[.E39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5-12_04-51-44_000.jpg</text:p>
          </table:table-cell>
          <table:table-cell table:style-name="ce20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40]=&quot;&quot;;[.C40];CONCATENATE([.C40];&quot; / &quot;;[.E40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5-12_05-30-01_000.jpg</text:p>
          </table:table-cell>
          <table:table-cell table:style-name="ce6" office:value-type="string">
            <text:p>:m 東和 PHOTO / 200512tu / 日吉駅 / 箕輪町計画I敷地 / １名 / 経塚工業（三井住友建設） / 出発時間</text:p>
          </table:table-cell>
          <table:table-cell table:style-name="ce23"/>
          <table:table-cell table:style-name="ce3"/>
          <table:table-cell table:style-name="ce3" office:value-type="string">
            <text:p>N-35-35-28.408813 E-139-34-49.434814</text:p>
          </table:table-cell>
          <table:table-cell table:style-name="ce32" table:formula="of:=IF([.E41]=&quot;&quot;;[.C41];CONCATENATE([.C41];&quot; / &quot;;[.E41]))" office:value-type="string" office:string-value=":m 東和 PHOTO / 200512tu / 日吉駅 / 箕輪町計画I敷地 / １名 / 経塚工業（三井住友建設） / 出発時間">
            <text:p>:m 東和 PHOTO / 200512tu / 日吉駅 / 箕輪町計画I敷地 / １名 / 経塚工業（三井住友建設） / 出発時間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5-12_06-45-42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2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2]=&quot;&quot;;[.C42];CONCATENATE([.C42];&quot; / &quot;;[.E42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20-05-12_06-45-46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3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3]=&quot;&quot;;[.C43];CONCATENATE([.C43];&quot; / &quot;;[.E43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20-05-12_06-45-48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4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4]=&quot;&quot;;[.C44];CONCATENATE([.C44];&quot; / &quot;;[.E44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20-05-12_06-46-03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5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5]=&quot;&quot;;[.C45];CONCATENATE([.C45];&quot; / &quot;;[.E45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20-05-12_06-46-19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6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6]=&quot;&quot;;[.C46];CONCATENATE([.C46];&quot; / &quot;;[.E46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20-05-12_06-46-29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7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7]=&quot;&quot;;[.C47];CONCATENATE([.C47];&quot; / &quot;;[.E47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string">
            <text:p>2020-05-12_06-46-32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8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8]=&quot;&quot;;[.C48];CONCATENATE([.C48];&quot; / &quot;;[.E48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string">
            <text:p>2020-05-12_06-46-35_000.jpg</text:p>
          </table:table-cell>
          <table:table-cell table:style-name="ce6" office:value-type="string">
            <text:p>:PHOTO 記録しておきたいもの / @日吉駅、東和現場への途中 / 工事中の敷地；「吉日楽校」 / N-35-32-42.638854 E-139-38-35.203857</text:p>
          </table:table-cell>
          <table:table-cell table:style-name="ce3"/>
          <table:table-cell table:style-name="ce3" table:formula="of:=[.F49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9]=&quot;&quot;;[.C49];CONCATENATE([.C49];&quot; / &quot;;[.E49]))" office:value-type="string" office:string-value=":PHOTO 記録しておきたいもの / @日吉駅、東和現場への途中 / 工事中の敷地；「吉日楽校」 / N-35-32-42.638854 E-139-38-35.203857 / N-35-32-42.638854 E-139-38-35.203857">
            <text:p>:PHOTO 記録しておきたいもの / @日吉駅、東和現場への途中 / 工事中の敷地；「吉日楽校」 / N-35-32-42.638854 E-139-38-35.203857 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string">
            <text:p>2020-05-12_15-53-39_000.jpg</text:p>
          </table:table-cell>
          <table:table-cell table:style-name="ce6" office:value-type="string">
            <text:p>:m 東和 PHOTO / 200512tu / 日吉駅 / 箕輪町計画I敷地 / １名 / 経塚工業（三井住友建設） / 出発時間 / N-35-32-48.063354 E-139-38-39.873046</text:p>
          </table:table-cell>
          <table:table-cell table:style-name="ce3"/>
          <table:table-cell table:style-name="ce3" table:formula="of:=[.F50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0]=&quot;&quot;;[.C50];CONCATENATE([.C50];&quot; / &quot;;[.E50]))" office:value-type="string" office:string-value=":m 東和 PHOTO / 200512tu / 日吉駅 / 箕輪町計画I敷地 / １名 / 経塚工業（三井住友建設） / 出発時間 / N-35-32-48.063354 E-139-38-39.873046 / N-35-32-48.063354 E-139-38-39.873046">
            <text:p>:m 東和 PHOTO / 200512tu / 日吉駅 / 箕輪町計画I敷地 / １名 / 経塚工業（三井住友建設） / 出発時間 / N-35-32-48.063354 E-139-38-39.873046 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string">
            <text:p>2020-05-12_15-53-42_000.jpg</text:p>
          </table:table-cell>
          <table:table-cell table:style-name="ce6" office:value-type="string">
            <text:p>:m 東和 PHOTO / 200512tu / 日吉駅 / 箕輪町計画I敷地 / １名 / 経塚工業（三井住友建設） / 出発時間 / N-35-32-48.063354 E-139-38-39.873046</text:p>
          </table:table-cell>
          <table:table-cell table:style-name="ce3"/>
          <table:table-cell table:style-name="ce3" table:formula="of:=[.F51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1]=&quot;&quot;;[.C51];CONCATENATE([.C51];&quot; / &quot;;[.E51]))" office:value-type="string" office:string-value=":m 東和 PHOTO / 200512tu / 日吉駅 / 箕輪町計画I敷地 / １名 / 経塚工業（三井住友建設） / 出発時間 / N-35-32-48.063354 E-139-38-39.873046 / N-35-32-48.063354 E-139-38-39.873046">
            <text:p>:m 東和 PHOTO / 200512tu / 日吉駅 / 箕輪町計画I敷地 / １名 / 経塚工業（三井住友建設） / 出発時間 / N-35-32-48.063354 E-139-38-39.873046 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string">
            <text:p>2020-05-12_15-53-53_000.jpg</text:p>
          </table:table-cell>
          <table:table-cell table:style-name="ce6" office:value-type="string">
            <text:p>:m 東和 PHOTO / 200512tu / 日吉駅 / 箕輪町計画I敷地 / １名 / 経塚工業（三井住友建設） / 出発時間 / N-35-32-48.063354 E-139-38-39.873046</text:p>
          </table:table-cell>
          <table:table-cell table:style-name="ce3"/>
          <table:table-cell table:style-name="ce3" table:formula="of:=[.F52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2]=&quot;&quot;;[.C52];CONCATENATE([.C52];&quot; / &quot;;[.E52]))" office:value-type="string" office:string-value=":m 東和 PHOTO / 200512tu / 日吉駅 / 箕輪町計画I敷地 / １名 / 経塚工業（三井住友建設） / 出発時間 / N-35-32-48.063354 E-139-38-39.873046 / N-35-32-48.063354 E-139-38-39.873046">
            <text:p>:m 東和 PHOTO / 200512tu / 日吉駅 / 箕輪町計画I敷地 / １名 / 経塚工業（三井住友建設） / 出発時間 / N-35-32-48.063354 E-139-38-39.873046 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string">
            <text:p>2020-05-12_17-46-46_000.jpg</text:p>
          </table:table-cell>
          <table:table-cell table:style-name="ce16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53]=&quot;&quot;;[.C53];CONCATENATE([.C53];&quot; / &quot;;[.E53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string">
            <text:p>2020-05-12_18-02-59_000.jpg</text:p>
          </table:table-cell>
          <table:table-cell table:style-name="ce16" office:value-type="string">
            <text:p>:m 食べた物　間食 / お菓子</text:p>
          </table:table-cell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54]=&quot;&quot;;[.C54];CONCATENATE([.C54];&quot; / &quot;;[.E54]))" office:value-type="string" office:string-value=":m 食べた物　間食 / お菓子">
            <text:p>:m 食べた物　間食 / お菓子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string">
            <text:p>2020-05-12_20-55-14_000.jpg</text:p>
          </table:table-cell>
          <table:table-cell table:style-name="ce1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55]=&quot;&quot;;[.C55];CONCATENATE([.C55];&quot; / &quot;;[.E55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3" office:value-type="string">
            <text:p>2020-05-12_21-51-28_000.jpg</text:p>
          </table:table-cell>
          <table:table-cell table:style-name="ce16" office:value-type="string">
            <text:p>:PHOTO 記録 / PC画面 / デスクトップPC / 「検察庁法改正反対」；chang.org / 寄付金、入金 / 1000</text:p>
          </table:table-cell>
          <table:table-cell table:style-name="ce23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56]=&quot;&quot;;[.C56];CONCATENATE([.C56];&quot; / &quot;;[.E56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3" office:value-type="string">
            <text:p>2020-05-13_01-46-4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23"/>
          <table:table-cell table:style-name="ce3"/>
          <table:table-cell table:style-name="ce3" office:value-type="string">
            <text:p>N-35-35-28.614807 E-139-34-49.215087</text:p>
          </table:table-cell>
          <table:table-cell table:style-name="ce32" table:formula="of:=IF([.E57]=&quot;&quot;;[.C57];CONCATENATE([.C57];&quot; / &quot;;[.E5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3" office:value-type="string">
            <text:p>2020-05-13_01-47-12_000.jpg</text:p>
          </table:table-cell>
          <table:table-cell table:style-name="ce16" office:value-type="string">
            <text:p>:m :PHOTO 寝た時刻 / 2020</text:p>
          </table:table-cell>
          <table:table-cell table:style-name="ce23"/>
          <table:table-cell table:style-name="ce3"/>
          <table:table-cell table:style-name="ce3" office:value-type="string">
            <text:p>N-35-35-28.62854 E-139-34-49.215087</text:p>
          </table:table-cell>
          <table:table-cell table:style-name="ce32" table:formula="of:=IF([.E58]=&quot;&quot;;[.C58];CONCATENATE([.C58];&quot; / &quot;;[.E58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3" office:value-type="string">
            <text:p>2020-05-13_10-15-21_000.jpg</text:p>
          </table:table-cell>
          <table:table-cell table:style-name="ce17" office:value-type="string">
            <text:p>:m :PHOTO 起きた時刻 / 2020</text:p>
          </table:table-cell>
          <table:table-cell table:style-name="ce23"/>
          <table:table-cell table:style-name="ce3"/>
          <table:table-cell table:style-name="ce3" office:value-type="string">
            <text:p>N-35-35-28.656005 E-139-34-49.270019</text:p>
          </table:table-cell>
          <table:table-cell table:style-name="ce32" table:formula="of:=IF([.E59]=&quot;&quot;;[.C59];CONCATENATE([.C59];&quot; / &quot;;[.E59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3" office:value-type="string">
            <text:p>2020-05-13_10-36-27_000.jpg</text:p>
          </table:table-cell>
          <table:table-cell table:style-name="ce20" office:value-type="string">
            <text:p>:m :lets / action activity / やること / music / gt / フリギア旋律用のtuning</text:p>
          </table:table-cell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0]=&quot;&quot;;[.C60];CONCATENATE([.C60];&quot; / &quot;;[.E60]))" office:value-type="string" office:string-value=":m :lets / action activity / やること / music / gt / フリギア旋律用のtuning">
            <text:p>:m :lets / action activity / やること / music / gt / フリギア旋律用のtuning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string">
            <text:p>2020-05-13_10-36-46_000.jpg</text:p>
          </table:table-cell>
          <table:table-cell table:style-name="ce20" office:value-type="string">
            <text:p>:m :lets / action activity / やること / money / 世界のマネーの全量をまず知ろう；それらが、どこに、なぜ、どの期間、行くのか？</text:p>
          </table:table-cell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1]=&quot;&quot;;[.C61];CONCATENATE([.C61];&quot; / &quot;;[.E61]))" office:value-type="string" office:string-value=":m :lets / action activity / やること / money / 世界のマネーの全量をまず知ろう；それらが、どこに、なぜ、どの期間、行くのか？">
            <text:p>:m :lets / action activity / やること / money / 世界のマネーの全量をまず知ろう；それらが、どこに、なぜ、どの期間、行くのか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3" office:value-type="string">
            <text:p>2020-05-13_10-37-00_000.jpg</text:p>
          </table:table-cell>
          <table:table-cell table:style-name="ce20" office:value-type="string">
            <text:p>:m :lets / action activity / やること / ベトナム語、ミャンマー語；サラリーパーソン以外のライフスキルを；デザインfor発達障害人</text:p>
          </table:table-cell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2]=&quot;&quot;;[.C62];CONCATENATE([.C62];&quot; / &quot;;[.E62]))" office:value-type="string" office:string-value=":m :lets / action activity / やること / ベトナム語、ミャンマー語；サラリーパーソン以外のライフスキルを；デザインfor発達障害人">
            <text:p>:m :lets / action activity / やること / ベトナム語、ミャンマー語；サラリーパーソン以外のライフスキルを；デザインfor発達障害人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3" office:value-type="string">
            <text:p>2020-05-13_10-38-19_000.jpg</text:p>
          </table:table-cell>
          <table:table-cell table:style-name="ce6" office:value-type="string">
            <text:p>:m 東和 PHOTO / 200512tu / 日吉駅 / 箕輪町計画I敷地 / １名 / 経塚工業（三井住友建設） / 日報</text:p>
          </table:table-cell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63]=&quot;&quot;;[.C63];CONCATENATE([.C63];&quot; / &quot;;[.E63]))" office:value-type="string" office:string-value=":m 東和 PHOTO / 200512tu / 日吉駅 / 箕輪町計画I敷地 / １名 / 経塚工業（三井住友建設） / 日報">
            <text:p>:m 東和 PHOTO / 200512tu / 日吉駅 / 箕輪町計画I敷地 / １名 / 経塚工業（三井住友建設） / 日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0_17-46-34_000.mp4</text:p>
          </table:table-cell>
          <table:table-cell table:style-name="ce6" office:value-type="string">
            <text:p>:VIDEO / @自宅 / メモ / guitar,gt / 演奏、play / g-2020-0510-1 / res:scale=フリギア旋律</text:p>
          </table:table-cell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string" office:string-value=":VIDEO / @自宅 / メモ / guitar,gt / 演奏、play / g-2020-0510-1 / res:scale=フリギア旋律">
            <text:p>:VIDEO / @自宅 / メモ / guitar,gt / 演奏、play / g-2020-0510-1 / res:scale=フリギア旋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10_18-54-18_000.mp4</text:p>
          </table:table-cell>
          <table:table-cell table:style-name="ce6" office:value-type="string">
            <text:p>:VIDEO / @自室 / 記録 / recorder,rc / 演奏、play / r-2020-0510-1 / prev-R.2,k.E,score+,R=1</text:p>
          </table:table-cell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string" office:string-value=":VIDEO / @自室 / 記録 / recorder,rc / 演奏、play / r-2020-0510-1 / prev-R.2,k.E,score+,R=1">
            <text:p>:VIDEO / @自室 / 記録 / recorder,rc / 演奏、play / r-2020-0510-1 / prev-R.2,k.E,score+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2020/05/13</text:date>, <text:time>14:12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3T14:12:24.66</dc:date>
    <dc:creator>iwabuchi ken</dc:creator>
    <meta:editing-duration>P20DT12H50M55S</meta:editing-duration>
    <meta:editing-cycles>8060</meta:editing-cycles>
    <meta:document-statistic meta:table-count="1" meta:cell-count="581" meta:object-count="0"/>
  </office:meta>
</office:document-meta>
</file>